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 dernier petit exercice SQL</text:p>
      <text:p text:style-name="Standard"/>
      <text:p text:style-name="Standard"/>
      <text:p text:style-name="Standard">Soit la table categories considérons le problème suivant, une catégorie possède plusieurs posts mais un post peut se trouver dans plusieurs catégories.</text:p>
      <text:p text:style-name="Standard"/>
      <text:p text:style-name="Standard">Voici la table des catégories essayez de trouver une idée pour relier les deux tables posts et categories ?</text:p>
      <text:p text:style-name="Standard"/>
      <text:p text:style-name="P1"><text:bookmark-start text:name="__DdeLink__527_140379061"/><text:bookmark-start text:name="__DdeLink__525_140379061"/>CREATE TABLE `categories`(</text:p>
      <text:p text:style-name="P1">`id` INT UNSIGNED AUTO_INCREMENT,</text:p>
      <text:p text:style-name="P1">`name` VARCHAR(30),</text:p>
      <text:p text:style-name="P1">PRIMARY KEY (`id`)</text:p>
      <text:p text:style-name="P1">) ENGINE=InnoDB AUTO_INCREMENT=1;<text:bookmark-end text:name="__DdeLink__527_140379061"/><text:bookmark-end text:name="__DdeLink__525_140379061"/></text:p>
      <text:p text:style-name="Standard"/>
      <text:p text:style-name="Standard">Quelle type d'option pour la suppression d'une re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</meta:initial-creator>
    <meta:creation-date>2014-06-12T21:29:39</meta:creation-date>
    <dc:date>2014-06-12T22:40:41</dc:date>
    <dc:creator>antoine </dc:creator>
    <meta:editing-duration>PT1H9M37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9" meta:word-count="69" meta:character-count="472" meta:non-whitespace-character-count="412"/>
  </office:meta>
</office:document-meta>
</file>